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0F21A6285E8.svm" manifest:media-type=""/>
  <manifest:file-entry manifest:full-path="Pictures/2000000100000389000000FE94C633C0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50000013E3AA41F01.svm" manifest:media-type=""/>
  <manifest:file-entry manifest:full-path="Pictures/20000001000000A1000000ED2027EFBB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1C90000013EC275EA40.svm" manifest:media-type=""/>
  <manifest:file-entry manifest:full-path="Pictures/20000001000003EA0000015F37FC6D4C.svm" manifest:media-type=""/>
  <manifest:file-entry manifest:full-path="Pictures/20000001000001C50000013E013E3BEB.svm" manifest:media-type=""/>
  <manifest:file-entry manifest:full-path="Pictures/2000000100000099000000F23ECEBF7C.svm" manifest:media-type=""/>
  <manifest:file-entry manifest:full-path="Pictures/20000001000002E000000142B80CCE0E.svm" manifest:media-type=""/>
  <manifest:file-entry manifest:full-path="Pictures/2000000100000095000000F2AE99B648.svm" manifest:media-type=""/>
  <manifest:file-entry manifest:full-path="Pictures/20000001000001C50000013EE2AB9EAF.svm" manifest:media-type=""/>
  <manifest:file-entry manifest:full-path="Pictures/200000010000014A000000F29F68C33D.svm" manifest:media-type=""/>
  <manifest:file-entry manifest:full-path="Pictures/2000000100000146000000F22A8C71D6.svm" manifest:media-type=""/>
  <manifest:file-entry manifest:full-path="Pictures/20000001000002BE000001422201D5C8.svm" manifest:media-type=""/>
  <manifest:file-entry manifest:full-path="Pictures/2000000200000240000001B040E9C512.eps" manifest:media-type=""/>
  <manifest:file-entry manifest:full-path="Pictures/2000000100000139000000F2109F88AD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A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2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17cm" svg:height="4.063cm" svg:x="3.649cm" svg:y="0.541cm">
          <draw:image xlink:href="Pictures/2000000200000240000001B040E9C512.eps" xlink:type="simple" xlink:show="embed" xlink:actuate="onLoad">
            <text:p/>
          </draw:image>
        </draw:frame>
        <draw:frame draw:style-name="gr2" draw:text-style-name="P1" draw:layer="layout" svg:width="1.201cm" svg:height="0.42cm" svg:x="3.724cm" svg:y="0.323cm">
          <draw:image xlink:href="Pictures/20000001000003EA0000015F37FC6D4C.svm" xlink:type="simple" xlink:show="embed" xlink:actuate="onLoad">
            <text:p/>
          </draw:image>
        </draw:frame>
        <draw:frame draw:style-name="gr3" draw:text-style-name="P1" draw:layer="layout" svg:width="0.841cm" svg:height="0.385cm" svg:x="8.933cm" svg:y="4.205cm">
          <draw:image xlink:href="Pictures/20000001000002BE000001422201D5C8.svm" xlink:type="simple" xlink:show="embed" xlink:actuate="onLoad">
            <text:p/>
          </draw:image>
        </draw:frame>
        <draw:frame draw:style-name="gr4" draw:text-style-name="P1" draw:layer="layout" svg:width="0.182cm" svg:height="0.289cm" svg:x="4.256cm" svg:y="4.253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142cm" svg:height="0.283cm" svg:x="5.279cm" svg:y="4.256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6.19cm" svg:y="4.258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7.182cm" svg:y="4.253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192cm" svg:height="0.283cm" svg:x="8.147cm" svg:y="4.256cm">
          <draw:image xlink:href="Pictures/20000001000000A1000000ED2027EFBB.svm" xlink:type="simple" xlink:show="embed" xlink:actuate="onLoad">
            <text:p/>
          </draw:image>
        </draw:frame>
        <draw:frame draw:style-name="gr9" draw:text-style-name="P1" draw:layer="layout" svg:width="0.542cm" svg:height="0.38cm" svg:x="5.974cm" svg:y="4.65cm">
          <draw:image xlink:href="Pictures/20000001000001C50000013EE2AB9EAF.svm" xlink:type="simple" xlink:show="embed" xlink:actuate="onLoad">
            <text:p/>
          </draw:image>
        </draw:frame>
        <draw:frame draw:style-name="gr10" draw:text-style-name="P1" draw:layer="layout" svg:width="0.532cm" svg:height="0.38cm" svg:x="5.148cm" svg:y="4.65cm">
          <draw:image xlink:href="Pictures/20000001000001BC0000013E749426CD.svm" xlink:type="simple" xlink:show="embed" xlink:actuate="onLoad">
            <text:p/>
          </draw:image>
        </draw:frame>
        <draw:frame draw:style-name="gr11" draw:text-style-name="P1" draw:layer="layout" svg:width="0.542cm" svg:height="0.38cm" svg:x="4.284cm" svg:y="4.65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542cm" svg:height="0.38cm" svg:x="7.008cm" svg:y="4.65cm">
          <draw:image xlink:href="Pictures/20000001000001C50000013E3AA41F01.svm" xlink:type="simple" xlink:show="embed" xlink:actuate="onLoad">
            <text:p/>
          </draw:image>
        </draw:frame>
        <draw:frame draw:style-name="gr13" draw:text-style-name="P1" draw:layer="layout" svg:width="0.547cm" svg:height="0.38cm" svg:x="7.931cm" svg:y="4.65cm">
          <draw:image xlink:href="Pictures/20000001000001C90000013EC275EA40.svm" xlink:type="simple" xlink:show="embed" xlink:actuate="onLoad">
            <text:p/>
          </draw:image>
        </draw:frame>
        <draw:frame draw:style-name="gr14" draw:text-style-name="P1" draw:layer="layout" svg:width="0.882cm" svg:height="0.385cm" svg:x="8.933cm" svg:y="4.648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182cm" svg:height="0.289cm" svg:x="3.934cm" svg:y="3.455cm">
          <draw:image xlink:href="Pictures/2000000100000099000000F23ECEBF7C.svm" xlink:type="simple" xlink:show="embed" xlink:actuate="onLoad">
            <text:p/>
          </draw:image>
        </draw:frame>
        <draw:frame draw:style-name="gr15" draw:text-style-name="P1" draw:layer="layout" svg:width="0.709cm" svg:height="0.289cm" svg:x="3.407cm" svg:y="3.991cm">
          <draw:image xlink:href="Pictures/2000000100000250000000F21A6285E8.svm" xlink:type="simple" xlink:show="embed" xlink:actuate="onLoad">
            <text:p/>
          </draw:image>
        </draw:frame>
        <draw:frame draw:style-name="gr16" draw:text-style-name="P1" draw:layer="layout" svg:width="0.374cm" svg:height="0.289cm" svg:x="3.742cm" svg:y="2.927cm">
          <draw:image xlink:href="Pictures/2000000100000139000000F2109F88AD.svm" xlink:type="simple" xlink:show="embed" xlink:actuate="onLoad">
            <text:p/>
          </draw:image>
        </draw:frame>
        <draw:frame draw:style-name="gr17" draw:text-style-name="P1" draw:layer="layout" svg:width="0.39cm" svg:height="0.289cm" svg:x="3.726cm" svg:y="2.378cm">
          <draw:image xlink:href="Pictures/2000000100000146000000F22A8C71D6.svm" xlink:type="simple" xlink:show="embed" xlink:actuate="onLoad">
            <text:p/>
          </draw:image>
        </draw:frame>
        <draw:frame draw:style-name="gr18" draw:text-style-name="P1" draw:layer="layout" svg:width="0.395cm" svg:height="0.289cm" svg:x="3.721cm" svg:y="1.824cm">
          <draw:image xlink:href="Pictures/200000010000014A000000F29F68C33D.svm" xlink:type="simple" xlink:show="embed" xlink:actuate="onLoad">
            <text:p/>
          </draw:image>
        </draw:frame>
        <draw:frame draw:style-name="gr19" draw:text-style-name="P1" draw:layer="layout" svg:width="0.401cm" svg:height="0.294cm" svg:x="3.715cm" svg:y="1.266cm">
          <draw:image xlink:href="Pictures/200000010000014F000000F62BCA0C70.svm" xlink:type="simple" xlink:show="embed" xlink:actuate="onLoad">
            <text:p/>
          </draw:image>
        </draw:frame>
        <draw:line draw:style-name="gr20" draw:text-style-name="P1" draw:layer="layout" svg:x1="6.634cm" svg:y1="1.574cm" svg:x2="6.164cm" svg:y2="1.574cm">
          <text:p/>
        </draw:line>
        <draw:line draw:style-name="gr21" draw:text-style-name="P1" draw:layer="layout" svg:x1="6.479cm" svg:y1="0.756cm" svg:x2="6.479cm" svg:y2="1.403cm">
          <text:p/>
        </draw:line>
        <draw:line draw:style-name="gr21" draw:text-style-name="P1" draw:layer="layout" svg:x1="6.477cm" svg:y1="1.835cm" svg:x2="6.477cm" svg:y2="1.573cm">
          <text:p/>
        </draw:line>
        <draw:frame draw:style-name="gr22" draw:text-style-name="P1" draw:layer="layout" svg:width="1.085cm" svg:height="0.304cm" svg:x="5.935cm" svg:y="0.374cm">
          <draw:image xlink:href="Pictures/2000000100000389000000FE94C633C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5T10:49:17</meta:creation-date>
    <meta:editing-duration>PT20M9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05T11:09:25</dc:date>
    <dc:creator>kkk </dc:creator>
    <meta:document-statistic meta:object-count="24"/>
    <meta:template xlink:type="simple" xlink:actuate="onRequest" xlink:title="kkkFigures" xlink:href="../../../../.libreoffice/3/user/template/kkkFigures.otg" meta:date="2014-07-05T10:49:17"/>
  </office:meta>
</office:document-meta>
</file>